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n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nawardedNotification">
            <text:p>UnawardedNotification</text:p>
          </table:table-cell>
          <table:table-cell table:style-name="ce8" office:value-type="string" office:string-value="Unawarded Notification. Details">
            <text:p>Unawarded Notification. Details</text:p>
          </table:table-cell>
          <table:table-cell table:style-name="ce8" office:value-type="string" office:string-value=""/>
          <table:table-cell table:style-name="ce8" office:value-type="string" office:string-value="Unawarded Notification">
            <text:p>Un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communicating to a tenderer that the contract has been awarded to different tenderer.">
            <text:p>A document communicating to a tenderer that the contract has been awarded to different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nawarded Notification. UBL Version Identifier. Identifier">
            <text:p>Unawarded Notification. UBL Vers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nawarded Notification. Customization Identifier. Identifier">
            <text:p>Unawarded Notification. Customiza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nawarded Notification. Profile Identifier. Identifier">
            <text:p>Unawarded Notification. Profile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nawarded Notification. Profile Execution Identifier. Identifier">
            <text:p>Unawarded Notification. Profile Execu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nawarded Notification. Identifier">
            <text:p>Unawarded Notification.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nawarded Notification. Copy_ Indicator. Indicator">
            <text:p>Unawarded Notification. Copy_ Indicator. Indicator</text:p>
          </table:table-cell>
          <table:table-cell table:style-name="ce9" office:value-type="string" office:string-value=""/>
          <table:table-cell office:value-type="string" table:style-name="ce9" office:string-value="Unawarded Notification">
            <text:p>Un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nawarded Notification. UUID. Identifier">
            <text:p>Unawarded Notification. UUID.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Unawarded Notification. Contract Folder Identifier. Identifier">
            <text:p>Unawarded Notification. Contract Folder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Unawarded Notification. Issue Date. Date">
            <text:p>Unawarded Notification. Issue Date. Dat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Unawarded Notification. Issue Time. Time">
            <text:p>Unawarded Notification. Issue Time. Tim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Unawarded Notification. Contract Name. Text">
            <text:p>Unawarded Notification. Contract Nam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Unawarded Notification. Note. Text">
            <text:p>Unawarded Notification. Not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Unawarded Notification. Signature">
            <text:p>Unawarded Notification. Signatur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Unawarded Notification. Sender_ Party. Party">
            <text:p>Unawarded Notification. Send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Unawarded Notification. Receiver_ Party. Party">
            <text:p>Unawarded Notification. Receiv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MinutesDocumentReference">
            <text:p>MinutesDocumentReference</text:p>
          </table:table-cell>
          <table:table-cell table:style-name="ce10" office:value-type="string" office:string-value="Unawarded Notification. Minutes_ Document Reference. Document Reference">
            <text:p>Unawarded Notification. Minutes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Unawarded Notification. Additional_ Document Reference. Document Reference">
            <text:p>Unawarded Notification. Additional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It can be used to include annex documents such as the minutes of the awarding process meetings.">
            <text:p>A reference to an additional document associated with this document. It can be used to include annex documents such as the minutes of the awarding process meeting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Result">
            <text:p>TenderResult</text:p>
          </table:table-cell>
          <table:table-cell table:style-name="ce10" office:value-type="string" office:string-value="Unawarded Notification. Tender Result">
            <text:p>Unawarded Notification. Tender Result</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Tender Result being notified">
            <text:p>An association to the Tender Result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AppealTerms">
            <text:p>AppealTerms</text:p>
          </table:table-cell>
          <table:table-cell table:style-name="ce10" office:value-type="string" office:string-value="Unawarded Notification. Appeal Terms">
            <text:p>Unawarded Notification. Appeal Terms</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